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a8e"/>
    </style:style>
    <style:style style:name="P2" style:family="paragraph" style:parent-style-name="Standard">
      <style:text-properties officeooo:paragraph-rsid="001688d7"/>
    </style:style>
    <style:style style:name="P3" style:family="paragraph" style:parent-style-name="Standard">
      <style:text-properties fo:font-weight="bold" fo:background-color="#ffff00" style:font-weight-asian="bold" style:font-weight-complex="bold"/>
    </style:style>
    <style:style style:name="P4" style:family="paragraph" style:parent-style-name="Standard">
      <style:text-properties fo:font-weight="bold" officeooo:paragraph-rsid="001688d7" fo:background-color="#ffff00" style:font-weight-asian="bold" style:font-weight-complex="bold"/>
    </style:style>
    <style:style style:name="P5" style:family="paragraph" style:parent-style-name="Preformatted_20_Text">
      <style:text-properties officeooo:paragraph-rsid="001a8d00"/>
    </style:style>
    <style:style style:name="T1" style:family="text">
      <style:text-properties officeooo:rsid="001a8d00"/>
    </style:style>
    <style:style style:name="T2" style:family="text">
      <style:text-properties style:font-name="Liberation Mono" fo:font-size="10pt" officeooo:rsid="001a8d00" style:font-name-asian="Noto Sans Mono CJK SC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 компании мы используем DPDK фреймворк. В Интернете есть примеры приложений,</text:p>
      <text:p text:style-name="Standard">использующие этот фреймворк. Одно из них - "Basic Forwarding Sample Application".</text:p>
      <text:p text:style-name="P1">Исходники: </text:p>
      <text:p text:style-name="P1"><text:a xlink:type="simple" xlink:href="http://dpdk.org/browse/dpdk/tree/examples/skeleton" text:style-name="Internet_20_link" text:visited-style-name="Visited_20_Internet_20_Link">http://dpdk.org/browse/dpdk/tree/examples/skeleton</text:a></text:p>
      <text:p text:style-name="P1"><text:s/></text:p>
      <text:p text:style-name="P1">Описание:</text:p>
      <text:p text:style-name="Standard"><text:a xlink:type="simple" xlink:href="http://dpdk.org/doc/guides/sample_app_ug/skeleton.html" text:style-name="Internet_20_link" text:visited-style-name="Visited_20_Internet_20_Link">http://dpdk.org/doc/guides/sample_app_ug/skeleton.html</text:a></text:p>
      <text:p text:style-name="Standard"/>
      <text:p text:style-name="Standard">DPDK фреймворк позволяет запустить программу так, чтобы она читала трафик из</text:p>
      <text:p text:style-name="P1">PCAP файлов <text:s text:c="2"/>про это см</text:p>
      <text:p text:style-name="P1"><text:a xlink:type="simple" xlink:href="http://dpdk.org/doc/guides/nics/pcap_ring.html" text:style-name="Internet_20_link" text:visited-style-name="Visited_20_Internet_20_Link">http://dpdk.org/doc/guides/nics/pcap_ring.html</text:a></text:p>
      <text:p text:style-name="P1"/>
      <text:p text:style-name="Standard">Найдите в Интернете или создайте PCAP файл.</text:p>
      <text:p text:style-name="Standard"/>
      <text:p text:style-name="P2">Доработайте это приложение. </text:p>
      <text:p text:style-name="P4">Приложение должно для каждого пакета выводить в удобочитаемом виде содержимое </text:p>
      <text:p text:style-name="P4">L2, L3 и L4 (для UDP и TCP) заголовков.</text:p>
      <text:p text:style-name="Standard"/>
      <text:p text:style-name="P3">Пришлите код, пример запуска и вывод программы. В ответе попытайтесь кратко продемонстрировать как работает программа</text:p>
      <text:p text:style-name="Standard"/>
      <text:p text:style-name="Standard">Если в процессе выполнения задания возникают сложности, нестыковки, обращайтесь на ecorouter-dev@rdpin.ru</text:p>
      <text:p text:style-name="Standard">Не стесняйтесь спрашивать!</text:p>
      <text:p text:style-name="Standard">Мы не ограничиваем по времени, но просьба постараться выполнить и разобраться в задаче как можно в больше перед встречей с нами в офисе.</text:p>
      <text:p text:style-name="Standard"/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5:49:52.890368869</meta:creation-date>
    <dc:date>2024-04-22T12:06:10.214503567</dc:date>
    <meta:editing-duration>PT3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24" meta:character-count="1001" meta:non-whitespace-character-count="888"/>
  </office:meta>
</office:document-meta>
</file>